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in" fo:margin-bottom="0.1965in" loext:contextual-spacing="false"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 style:list-style-name="L1">
      <style:paragraph-properties fo:margin-top="0in" fo:margin-bottom="0in" loext:contextual-spacing="false"/>
    </style:style>
    <style:style style:name="P8" style:family="paragraph" style:parent-style-name="Text_20_body" style:list-style-name="L2">
      <style:paragraph-properties fo:margin-top="0in" fo:margin-bottom="0in" loext:contextual-spacing="false"/>
    </style:style>
    <style:style style:name="P9" style:family="paragraph" style:parent-style-name="Text_20_body" style:list-style-name="L3">
      <style:paragraph-properties fo:margin-top="0in" fo:margin-bottom="0in" loext:contextual-spacing="false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lcome to Part 9 - Dimensionality Reduction</text:p>
      <text:p text:style-name="P2">Section 35, Lecture 271</text:p>
      <text:p text:style-name="P6">Welcome to Part 9 - Dimensionality Reduction!</text:p>
      <text:p text:style-name="Text_20_body"/>
      <text:p text:style-name="Text_20_body">Remember in Part 3 - Classification, we worked with datasets composed of only two independent variables. We did for two reasons:</text:p>
      <text:list xml:id="list4232436290" text:style-name="L1">
        <text:list-item>
          <text:p text:style-name="P7">Because we needed two dimensions to visualize better how Machine Learning models worked (by plotting the prediction regions and the prediction boundary for each model).</text:p>
        </text:list-item>
        <text:list-item>
          <text:p text:style-name="P3">Because whatever is the original number of our independent variables, we can often end up with two independent variables by applying an appropriate Dimensionality Reduction technique.</text:p>
        </text:list-item>
      </text:list>
      <text:p text:style-name="Text_20_body"/>
      <text:p text:style-name="Text_20_body">There are two types of Dimensionality Reduction techniques:</text:p>
      <text:list xml:id="list3558036530" text:style-name="L2">
        <text:list-item>
          <text:p text:style-name="P8">Feature Selection</text:p>
        </text:list-item>
        <text:list-item>
          <text:p text:style-name="P4">Feature Extraction</text:p>
        </text:list-item>
      </text:list>
      <text:p text:style-name="Text_20_body"/>
      <text:p text:style-name="Text_20_body">Feature Selection techniques are Backward Elimination, Forward Selection, Bidirectional Elimination, Score Comparison and more. We covered these techniques in Part 2 - Regression.</text:p>
      <text:p text:style-name="Text_20_body">In this part we will cover the following Feature Extraction techniques:</text:p>
      <text:list xml:id="list269657404" text:style-name="L3">
        <text:list-item>
          <text:p text:style-name="P9">Principal Component Analysis (PCA)</text:p>
        </text:list-item>
        <text:list-item>
          <text:p text:style-name="P9">Linear Discriminant Analysis (LDA)</text:p>
        </text:list-item>
        <text:list-item>
          <text:p text:style-name="P9">Kernel PCA</text:p>
        </text:list-item>
        <text:list-item>
          <text:p text:style-name="P5">Quadratic Discriminant Analysis (QDA)</text:p>
        </text:list-item>
      </text:list>
      <text:p text:style-name="Text_20_body"/>
      <text:p text:style-name="Text_20_body">Enjoy Machine Learning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l" fo:country="G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23:02:32.142990297</meta:creation-date>
    <dc:date>2018-12-09T23:03:33.279824622</dc:date>
    <meta:editing-duration>PT1M1S</meta:editing-duration>
    <meta:editing-cycles>1</meta:editing-cycles>
    <meta:document-statistic meta:table-count="0" meta:image-count="0" meta:object-count="0" meta:page-count="1" meta:paragraph-count="16" meta:word-count="161" meta:character-count="1089" meta:non-whitespace-character-count="952"/>
    <meta:generator>LibreOffice/6.0.6.2$Linux_X86_64 LibreOffice_project/00m0$Build-2</meta:generator>
  </office:meta>
</office:document-meta>
</file>